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5.61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Ref (auto)</text:p>
          </table:table-cell>
          <table:table-cell/>
          <table:table-cell table:style-name="ce1" office:value-type="string" calcext:value-type="string">
            <text:p>Name (can be written manually)</text:p>
          </table:table-cell>
          <table:table-cell table:style-name="ce1"/>
          <table:table-cell table:style-name="ce1" office:value-type="string" calcext:value-type="string">
            <text:p>File name</text:p>
          </table:table-cell>
          <table:table-cell/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];LEN([.F2])-4)" office:value-type="string" office:string-value="dot-matrix-5x5" calcext:value-type="string">
            <text:p>dot-matrix-5x5</text:p>
          </table:table-cell>
          <table:table-cell office:value-type="string" calcext:value-type="string">
            <text:p>", "name": "</text:p>
          </table:table-cell>
          <table:table-cell table:formula="of:=LEFT([.F2];LEN([.F2])-4)" office:value-type="string" office:string-value="dot-matrix-5x5" calcext:value-type="string">
            <text:p>dot-matrix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dot-matrix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];LEN([.F3])-4)" office:value-type="string" office:string-value="dot-matrix-6x6-a" calcext:value-type="string">
            <text:p>dot-matrix-6x6-a</text:p>
          </table:table-cell>
          <table:table-cell office:value-type="string" calcext:value-type="string">
            <text:p>", "name": "</text:p>
          </table:table-cell>
          <table:table-cell table:formula="of:=LEFT([.F3];LEN([.F3])-4)" office:value-type="string" office:string-value="dot-matrix-6x6-a" calcext:value-type="string">
            <text:p>dot-matrix-6x6-a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dot-matrix-6x6-a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];LEN([.F4])-4)" office:value-type="string" office:string-value="dot-matrix-6x6-b" calcext:value-type="string">
            <text:p>dot-matrix-6x6-b</text:p>
          </table:table-cell>
          <table:table-cell office:value-type="string" calcext:value-type="string">
            <text:p>", "name": "</text:p>
          </table:table-cell>
          <table:table-cell table:formula="of:=LEFT([.F4];LEN([.F4])-4)" office:value-type="string" office:string-value="dot-matrix-6x6-b" calcext:value-type="string">
            <text:p>dot-matrix-6x6-b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dot-matrix-6x6-b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];LEN([.F5])-4)" office:value-type="string" office:string-value="hearts-6x6" calcext:value-type="string">
            <text:p>hearts-6x6</text:p>
          </table:table-cell>
          <table:table-cell office:value-type="string" calcext:value-type="string">
            <text:p>", "name": "</text:p>
          </table:table-cell>
          <table:table-cell table:formula="of:=LEFT([.F5];LEN([.F5])-4)" office:value-type="string" office:string-value="hearts-6x6" calcext:value-type="string">
            <text:p>hearts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hearts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6];LEN([.F6])-4)" office:value-type="string" office:string-value="line-diag-2x2" calcext:value-type="string">
            <text:p>line-diag-2x2</text:p>
          </table:table-cell>
          <table:table-cell office:value-type="string" calcext:value-type="string">
            <text:p>", "name": "</text:p>
          </table:table-cell>
          <table:table-cell table:formula="of:=LEFT([.F6];LEN([.F6])-4)" office:value-type="string" office:string-value="line-diag-2x2" calcext:value-type="string">
            <text:p>line-diag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7];LEN([.F7])-4)" office:value-type="string" office:string-value="line-diag-3x3" calcext:value-type="string">
            <text:p>line-diag-3x3</text:p>
          </table:table-cell>
          <table:table-cell office:value-type="string" calcext:value-type="string">
            <text:p>", "name": "</text:p>
          </table:table-cell>
          <table:table-cell table:formula="of:=LEFT([.F7];LEN([.F7])-4)" office:value-type="string" office:string-value="line-diag-3x3" calcext:value-type="string">
            <text:p>line-diag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8];LEN([.F8])-4)" office:value-type="string" office:string-value="line-diag-4x4" calcext:value-type="string">
            <text:p>line-diag-4x4</text:p>
          </table:table-cell>
          <table:table-cell office:value-type="string" calcext:value-type="string">
            <text:p>", "name": "</text:p>
          </table:table-cell>
          <table:table-cell table:formula="of:=LEFT([.F8];LEN([.F8])-4)" office:value-type="string" office:string-value="line-diag-4x4" calcext:value-type="string">
            <text:p>line-diag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9];LEN([.F9])-4)" office:value-type="string" office:string-value="line-diag-4x8" calcext:value-type="string">
            <text:p>line-diag-4x8</text:p>
          </table:table-cell>
          <table:table-cell office:value-type="string" calcext:value-type="string">
            <text:p>", "name": "</text:p>
          </table:table-cell>
          <table:table-cell table:formula="of:=LEFT([.F9];LEN([.F9])-4)" office:value-type="string" office:string-value="line-diag-4x8" calcext:value-type="string">
            <text:p>line-diag-4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0];LEN([.F10])-4)" office:value-type="string" office:string-value="line-diag-4x8-points" calcext:value-type="string">
            <text:p>line-diag-4x8-points</text:p>
          </table:table-cell>
          <table:table-cell office:value-type="string" calcext:value-type="string">
            <text:p>", "name": "</text:p>
          </table:table-cell>
          <table:table-cell table:formula="of:=LEFT([.F10];LEN([.F10])-4)" office:value-type="string" office:string-value="line-diag-4x8-points" calcext:value-type="string">
            <text:p>line-diag-4x8-point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8-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1];LEN([.F11])-4)" office:value-type="string" office:string-value="line-diag-4x12" calcext:value-type="string">
            <text:p>line-diag-4x12</text:p>
          </table:table-cell>
          <table:table-cell office:value-type="string" calcext:value-type="string">
            <text:p>", "name": "</text:p>
          </table:table-cell>
          <table:table-cell table:formula="of:=LEFT([.F11];LEN([.F11])-4)" office:value-type="string" office:string-value="line-diag-4x12" calcext:value-type="string">
            <text:p>line-diag-4x1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2];LEN([.F12])-4)" office:value-type="string" office:string-value="line-diag-4x16" calcext:value-type="string">
            <text:p>line-diag-4x16</text:p>
          </table:table-cell>
          <table:table-cell office:value-type="string" calcext:value-type="string">
            <text:p>", "name": "</text:p>
          </table:table-cell>
          <table:table-cell table:formula="of:=LEFT([.F12];LEN([.F12])-4)" office:value-type="string" office:string-value="line-diag-4x16" calcext:value-type="string">
            <text:p>line-diag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3];LEN([.F13])-4)" office:value-type="string" office:string-value="line-diag-5x5" calcext:value-type="string">
            <text:p>line-diag-5x5</text:p>
          </table:table-cell>
          <table:table-cell office:value-type="string" calcext:value-type="string">
            <text:p>", "name": "</text:p>
          </table:table-cell>
          <table:table-cell table:formula="of:=LEFT([.F13];LEN([.F13])-4)" office:value-type="string" office:string-value="line-diag-5x5" calcext:value-type="string">
            <text:p>line-diag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4];LEN([.F14])-4)" office:value-type="string" office:string-value="line-diag-6x6" calcext:value-type="string">
            <text:p>line-diag-6x6</text:p>
          </table:table-cell>
          <table:table-cell office:value-type="string" calcext:value-type="string">
            <text:p>", "name": "</text:p>
          </table:table-cell>
          <table:table-cell table:formula="of:=LEFT([.F14];LEN([.F14])-4)" office:value-type="string" office:string-value="line-diag-6x6" calcext:value-type="string">
            <text:p>line-diag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5];LEN([.F15])-4)" office:value-type="string" office:string-value="line-diag-7x7" calcext:value-type="string">
            <text:p>line-diag-7x7</text:p>
          </table:table-cell>
          <table:table-cell office:value-type="string" calcext:value-type="string">
            <text:p>", "name": "</text:p>
          </table:table-cell>
          <table:table-cell table:formula="of:=LEFT([.F15];LEN([.F15])-4)" office:value-type="string" office:string-value="line-diag-7x7" calcext:value-type="string">
            <text:p>line-diag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6];LEN([.F16])-4)" office:value-type="string" office:string-value="line-diag-8x8-7lvls" calcext:value-type="string">
            <text:p>line-diag-8x8-7lvls</text:p>
          </table:table-cell>
          <table:table-cell office:value-type="string" calcext:value-type="string">
            <text:p>", "name": "</text:p>
          </table:table-cell>
          <table:table-cell table:formula="of:=LEFT([.F16];LEN([.F16])-4)" office:value-type="string" office:string-value="line-diag-8x8-7lvls" calcext:value-type="string">
            <text:p>line-diag-8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8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7];LEN([.F17])-4)" office:value-type="string" office:string-value="line-diag-8x8-9lvls" calcext:value-type="string">
            <text:p>line-diag-8x8-9lvls</text:p>
          </table:table-cell>
          <table:table-cell office:value-type="string" calcext:value-type="string">
            <text:p>", "name": "</text:p>
          </table:table-cell>
          <table:table-cell table:formula="of:=LEFT([.F17];LEN([.F17])-4)" office:value-type="string" office:string-value="line-diag-8x8-9lvls" calcext:value-type="string">
            <text:p>line-diag-8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8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8];LEN([.F18])-4)" office:value-type="string" office:string-value="line-diag-flip-2x2" calcext:value-type="string">
            <text:p>line-diag-flip-2x2</text:p>
          </table:table-cell>
          <table:table-cell office:value-type="string" calcext:value-type="string">
            <text:p>", "name": "</text:p>
          </table:table-cell>
          <table:table-cell table:formula="of:=LEFT([.F18];LEN([.F18])-4)" office:value-type="string" office:string-value="line-diag-flip-2x2" calcext:value-type="string">
            <text:p>line-diag-flip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9];LEN([.F19])-4)" office:value-type="string" office:string-value="line-diag-flip-3x3" calcext:value-type="string">
            <text:p>line-diag-flip-3x3</text:p>
          </table:table-cell>
          <table:table-cell office:value-type="string" calcext:value-type="string">
            <text:p>", "name": "</text:p>
          </table:table-cell>
          <table:table-cell table:formula="of:=LEFT([.F19];LEN([.F19])-4)" office:value-type="string" office:string-value="line-diag-flip-3x3" calcext:value-type="string">
            <text:p>line-diag-flip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0];LEN([.F20])-4)" office:value-type="string" office:string-value="line-diag-flip-4x4" calcext:value-type="string">
            <text:p>line-diag-flip-4x4</text:p>
          </table:table-cell>
          <table:table-cell office:value-type="string" calcext:value-type="string">
            <text:p>", "name": "</text:p>
          </table:table-cell>
          <table:table-cell table:formula="of:=LEFT([.F20];LEN([.F20])-4)" office:value-type="string" office:string-value="line-diag-flip-4x4" calcext:value-type="string">
            <text:p>line-diag-flip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1];LEN([.F21])-4)" office:value-type="string" office:string-value="line-diag-flip-4x8" calcext:value-type="string">
            <text:p>line-diag-flip-4x8</text:p>
          </table:table-cell>
          <table:table-cell office:value-type="string" calcext:value-type="string">
            <text:p>", "name": "</text:p>
          </table:table-cell>
          <table:table-cell table:formula="of:=LEFT([.F21];LEN([.F21])-4)" office:value-type="string" office:string-value="line-diag-flip-4x8" calcext:value-type="string">
            <text:p>line-diag-flip-4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2];LEN([.F22])-4)" office:value-type="string" office:string-value="line-diag-flip-4x8-points" calcext:value-type="string">
            <text:p>line-diag-flip-4x8-points</text:p>
          </table:table-cell>
          <table:table-cell office:value-type="string" calcext:value-type="string">
            <text:p>", "name": "</text:p>
          </table:table-cell>
          <table:table-cell table:formula="of:=LEFT([.F22];LEN([.F22])-4)" office:value-type="string" office:string-value="line-diag-flip-4x8-points" calcext:value-type="string">
            <text:p>line-diag-flip-4x8-point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8-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3];LEN([.F23])-4)" office:value-type="string" office:string-value="line-diag-flip-4x12" calcext:value-type="string">
            <text:p>line-diag-flip-4x12</text:p>
          </table:table-cell>
          <table:table-cell office:value-type="string" calcext:value-type="string">
            <text:p>", "name": "</text:p>
          </table:table-cell>
          <table:table-cell table:formula="of:=LEFT([.F23];LEN([.F23])-4)" office:value-type="string" office:string-value="line-diag-flip-4x12" calcext:value-type="string">
            <text:p>line-diag-flip-4x1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4];LEN([.F24])-4)" office:value-type="string" office:string-value="line-diag-flip-4x16" calcext:value-type="string">
            <text:p>line-diag-flip-4x16</text:p>
          </table:table-cell>
          <table:table-cell office:value-type="string" calcext:value-type="string">
            <text:p>", "name": "</text:p>
          </table:table-cell>
          <table:table-cell table:formula="of:=LEFT([.F24];LEN([.F24])-4)" office:value-type="string" office:string-value="line-diag-flip-4x16" calcext:value-type="string">
            <text:p>line-diag-flip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5];LEN([.F25])-4)" office:value-type="string" office:string-value="line-diag-flip-5x5" calcext:value-type="string">
            <text:p>line-diag-flip-5x5</text:p>
          </table:table-cell>
          <table:table-cell office:value-type="string" calcext:value-type="string">
            <text:p>", "name": "</text:p>
          </table:table-cell>
          <table:table-cell table:formula="of:=LEFT([.F25];LEN([.F25])-4)" office:value-type="string" office:string-value="line-diag-flip-5x5" calcext:value-type="string">
            <text:p>line-diag-flip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6];LEN([.F26])-4)" office:value-type="string" office:string-value="line-diag-flip-6x6" calcext:value-type="string">
            <text:p>line-diag-flip-6x6</text:p>
          </table:table-cell>
          <table:table-cell office:value-type="string" calcext:value-type="string">
            <text:p>", "name": "</text:p>
          </table:table-cell>
          <table:table-cell table:formula="of:=LEFT([.F26];LEN([.F26])-4)" office:value-type="string" office:string-value="line-diag-flip-6x6" calcext:value-type="string">
            <text:p>line-diag-flip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7];LEN([.F27])-4)" office:value-type="string" office:string-value="line-diag-flip-7x7" calcext:value-type="string">
            <text:p>line-diag-flip-7x7</text:p>
          </table:table-cell>
          <table:table-cell office:value-type="string" calcext:value-type="string">
            <text:p>", "name": "</text:p>
          </table:table-cell>
          <table:table-cell table:formula="of:=LEFT([.F27];LEN([.F27])-4)" office:value-type="string" office:string-value="line-diag-flip-7x7" calcext:value-type="string">
            <text:p>line-diag-flip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8];LEN([.F28])-4)" office:value-type="string" office:string-value="line-diag-flip-8x8-7lvls" calcext:value-type="string">
            <text:p>line-diag-flip-8x8-7lvls</text:p>
          </table:table-cell>
          <table:table-cell office:value-type="string" calcext:value-type="string">
            <text:p>", "name": "</text:p>
          </table:table-cell>
          <table:table-cell table:formula="of:=LEFT([.F28];LEN([.F28])-4)" office:value-type="string" office:string-value="line-diag-flip-8x8-7lvls" calcext:value-type="string">
            <text:p>line-diag-flip-8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8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9];LEN([.F29])-4)" office:value-type="string" office:string-value="line-diag-flip-8x8-9lvls" calcext:value-type="string">
            <text:p>line-diag-flip-8x8-9lvls</text:p>
          </table:table-cell>
          <table:table-cell office:value-type="string" calcext:value-type="string">
            <text:p>", "name": "</text:p>
          </table:table-cell>
          <table:table-cell table:formula="of:=LEFT([.F29];LEN([.F29])-4)" office:value-type="string" office:string-value="line-diag-flip-8x8-9lvls" calcext:value-type="string">
            <text:p>line-diag-flip-8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8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0];LEN([.F30])-4)" office:value-type="string" office:string-value="line-horiz-1x2" calcext:value-type="string">
            <text:p>line-horiz-1x2</text:p>
          </table:table-cell>
          <table:table-cell office:value-type="string" calcext:value-type="string">
            <text:p>", "name": "</text:p>
          </table:table-cell>
          <table:table-cell table:formula="of:=LEFT([.F30];LEN([.F30])-4)" office:value-type="string" office:string-value="line-horiz-1x2" calcext:value-type="string">
            <text:p>line-horiz-1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1];LEN([.F31])-4)" office:value-type="string" office:string-value="line-horiz-1x3" calcext:value-type="string">
            <text:p>line-horiz-1x3</text:p>
          </table:table-cell>
          <table:table-cell office:value-type="string" calcext:value-type="string">
            <text:p>", "name": "</text:p>
          </table:table-cell>
          <table:table-cell table:formula="of:=LEFT([.F31];LEN([.F31])-4)" office:value-type="string" office:string-value="line-horiz-1x3" calcext:value-type="string">
            <text:p>line-horiz-1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2];LEN([.F32])-4)" office:value-type="string" office:string-value="line-horiz-1x4" calcext:value-type="string">
            <text:p>line-horiz-1x4</text:p>
          </table:table-cell>
          <table:table-cell office:value-type="string" calcext:value-type="string">
            <text:p>", "name": "</text:p>
          </table:table-cell>
          <table:table-cell table:formula="of:=LEFT([.F32];LEN([.F32])-4)" office:value-type="string" office:string-value="line-horiz-1x4" calcext:value-type="string">
            <text:p>line-horiz-1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3];LEN([.F33])-4)" office:value-type="string" office:string-value="line-horiz-1x5" calcext:value-type="string">
            <text:p>line-horiz-1x5</text:p>
          </table:table-cell>
          <table:table-cell office:value-type="string" calcext:value-type="string">
            <text:p>", "name": "</text:p>
          </table:table-cell>
          <table:table-cell table:formula="of:=LEFT([.F33];LEN([.F33])-4)" office:value-type="string" office:string-value="line-horiz-1x5" calcext:value-type="string">
            <text:p>line-horiz-1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4];LEN([.F34])-4)" office:value-type="string" office:string-value="line-horiz-1x6" calcext:value-type="string">
            <text:p>line-horiz-1x6</text:p>
          </table:table-cell>
          <table:table-cell office:value-type="string" calcext:value-type="string">
            <text:p>", "name": "</text:p>
          </table:table-cell>
          <table:table-cell table:formula="of:=LEFT([.F34];LEN([.F34])-4)" office:value-type="string" office:string-value="line-horiz-1x6" calcext:value-type="string">
            <text:p>line-horiz-1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5];LEN([.F35])-4)" office:value-type="string" office:string-value="line-horiz-1x7" calcext:value-type="string">
            <text:p>line-horiz-1x7</text:p>
          </table:table-cell>
          <table:table-cell office:value-type="string" calcext:value-type="string">
            <text:p>", "name": "</text:p>
          </table:table-cell>
          <table:table-cell table:formula="of:=LEFT([.F35];LEN([.F35])-4)" office:value-type="string" office:string-value="line-horiz-1x7" calcext:value-type="string">
            <text:p>line-horiz-1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6];LEN([.F36])-4)" office:value-type="string" office:string-value="line-horiz-1x8-7lvls" calcext:value-type="string">
            <text:p>line-horiz-1x8-7lvls</text:p>
          </table:table-cell>
          <table:table-cell office:value-type="string" calcext:value-type="string">
            <text:p>", "name": "</text:p>
          </table:table-cell>
          <table:table-cell table:formula="of:=LEFT([.F36];LEN([.F36])-4)" office:value-type="string" office:string-value="line-horiz-1x8-7lvls" calcext:value-type="string">
            <text:p>line-horiz-1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7];LEN([.F37])-4)" office:value-type="string" office:string-value="line-horiz-1x8-9lvls" calcext:value-type="string">
            <text:p>line-horiz-1x8-9lvls</text:p>
          </table:table-cell>
          <table:table-cell office:value-type="string" calcext:value-type="string">
            <text:p>", "name": "</text:p>
          </table:table-cell>
          <table:table-cell table:formula="of:=LEFT([.F37];LEN([.F37])-4)" office:value-type="string" office:string-value="line-horiz-1x8-9lvls" calcext:value-type="string">
            <text:p>line-horiz-1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8];LEN([.F38])-4)" office:value-type="string" office:string-value="line-horiz-xtra-4x4" calcext:value-type="string">
            <text:p>line-horiz-xtra-4x4</text:p>
          </table:table-cell>
          <table:table-cell office:value-type="string" calcext:value-type="string">
            <text:p>", "name": "</text:p>
          </table:table-cell>
          <table:table-cell table:formula="of:=LEFT([.F38];LEN([.F38])-4)" office:value-type="string" office:string-value="line-horiz-xtra-4x4" calcext:value-type="string">
            <text:p>line-horiz-xtra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xtra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9];LEN([.F39])-4)" office:value-type="string" office:string-value="line-horiz-xtra-4x4-ordered" calcext:value-type="string">
            <text:p>line-horiz-xtra-4x4-ordered</text:p>
          </table:table-cell>
          <table:table-cell office:value-type="string" calcext:value-type="string">
            <text:p>", "name": "</text:p>
          </table:table-cell>
          <table:table-cell table:formula="of:=LEFT([.F39];LEN([.F39])-4)" office:value-type="string" office:string-value="line-horiz-xtra-4x4-ordered" calcext:value-type="string">
            <text:p>line-horiz-xtra-4x4-ordered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xtra-4x4-ordered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0];LEN([.F40])-4)" office:value-type="string" office:string-value="line-horiz-xtra-6x6" calcext:value-type="string">
            <text:p>line-horiz-xtra-6x6</text:p>
          </table:table-cell>
          <table:table-cell office:value-type="string" calcext:value-type="string">
            <text:p>", "name": "</text:p>
          </table:table-cell>
          <table:table-cell table:formula="of:=LEFT([.F40];LEN([.F40])-4)" office:value-type="string" office:string-value="line-horiz-xtra-6x6" calcext:value-type="string">
            <text:p>line-horiz-xtra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xtra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1];LEN([.F41])-4)" office:value-type="string" office:string-value="line-vert-2x1" calcext:value-type="string">
            <text:p>line-vert-2x1</text:p>
          </table:table-cell>
          <table:table-cell office:value-type="string" calcext:value-type="string">
            <text:p>", "name": "</text:p>
          </table:table-cell>
          <table:table-cell table:formula="of:=LEFT([.F41];LEN([.F41])-4)" office:value-type="string" office:string-value="line-vert-2x1" calcext:value-type="string">
            <text:p>line-vert-2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2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2];LEN([.F42])-4)" office:value-type="string" office:string-value="line-vert-3x1" calcext:value-type="string">
            <text:p>line-vert-3x1</text:p>
          </table:table-cell>
          <table:table-cell office:value-type="string" calcext:value-type="string">
            <text:p>", "name": "</text:p>
          </table:table-cell>
          <table:table-cell table:formula="of:=LEFT([.F42];LEN([.F42])-4)" office:value-type="string" office:string-value="line-vert-3x1" calcext:value-type="string">
            <text:p>line-vert-3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3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3];LEN([.F43])-4)" office:value-type="string" office:string-value="line-vert-4x1" calcext:value-type="string">
            <text:p>line-vert-4x1</text:p>
          </table:table-cell>
          <table:table-cell office:value-type="string" calcext:value-type="string">
            <text:p>", "name": "</text:p>
          </table:table-cell>
          <table:table-cell table:formula="of:=LEFT([.F43];LEN([.F43])-4)" office:value-type="string" office:string-value="line-vert-4x1" calcext:value-type="string">
            <text:p>line-vert-4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4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4];LEN([.F44])-4)" office:value-type="string" office:string-value="line-vert-5x1" calcext:value-type="string">
            <text:p>line-vert-5x1</text:p>
          </table:table-cell>
          <table:table-cell office:value-type="string" calcext:value-type="string">
            <text:p>", "name": "</text:p>
          </table:table-cell>
          <table:table-cell table:formula="of:=LEFT([.F44];LEN([.F44])-4)" office:value-type="string" office:string-value="line-vert-5x1" calcext:value-type="string">
            <text:p>line-vert-5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5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5];LEN([.F45])-4)" office:value-type="string" office:string-value="line-vert-6x1" calcext:value-type="string">
            <text:p>line-vert-6x1</text:p>
          </table:table-cell>
          <table:table-cell office:value-type="string" calcext:value-type="string">
            <text:p>", "name": "</text:p>
          </table:table-cell>
          <table:table-cell table:formula="of:=LEFT([.F45];LEN([.F45])-4)" office:value-type="string" office:string-value="line-vert-6x1" calcext:value-type="string">
            <text:p>line-vert-6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6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6];LEN([.F46])-4)" office:value-type="string" office:string-value="line-vert-7x1" calcext:value-type="string">
            <text:p>line-vert-7x1</text:p>
          </table:table-cell>
          <table:table-cell office:value-type="string" calcext:value-type="string">
            <text:p>", "name": "</text:p>
          </table:table-cell>
          <table:table-cell table:formula="of:=LEFT([.F46];LEN([.F46])-4)" office:value-type="string" office:string-value="line-vert-7x1" calcext:value-type="string">
            <text:p>line-vert-7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7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7];LEN([.F47])-4)" office:value-type="string" office:string-value="line-vert-8x1-7lvls" calcext:value-type="string">
            <text:p>line-vert-8x1-7lvls</text:p>
          </table:table-cell>
          <table:table-cell office:value-type="string" calcext:value-type="string">
            <text:p>", "name": "</text:p>
          </table:table-cell>
          <table:table-cell table:formula="of:=LEFT([.F47];LEN([.F47])-4)" office:value-type="string" office:string-value="line-vert-8x1-7lvls" calcext:value-type="string">
            <text:p>line-vert-8x1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8x1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8];LEN([.F48])-4)" office:value-type="string" office:string-value="line-vert-8x1-9lvls" calcext:value-type="string">
            <text:p>line-vert-8x1-9lvls</text:p>
          </table:table-cell>
          <table:table-cell office:value-type="string" calcext:value-type="string">
            <text:p>", "name": "</text:p>
          </table:table-cell>
          <table:table-cell table:formula="of:=LEFT([.F48];LEN([.F48])-4)" office:value-type="string" office:string-value="line-vert-8x1-9lvls" calcext:value-type="string">
            <text:p>line-vert-8x1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8x1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9];LEN([.F49])-4)" office:value-type="string" office:string-value="line-vert-xtra-4x4" calcext:value-type="string">
            <text:p>line-vert-xtra-4x4</text:p>
          </table:table-cell>
          <table:table-cell office:value-type="string" calcext:value-type="string">
            <text:p>", "name": "</text:p>
          </table:table-cell>
          <table:table-cell table:formula="of:=LEFT([.F49];LEN([.F49])-4)" office:value-type="string" office:string-value="line-vert-xtra-4x4" calcext:value-type="string">
            <text:p>line-vert-xtra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xtra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0];LEN([.F50])-4)" office:value-type="string" office:string-value="line-vert-xtra-4x4-ordered" calcext:value-type="string">
            <text:p>line-vert-xtra-4x4-ordered</text:p>
          </table:table-cell>
          <table:table-cell office:value-type="string" calcext:value-type="string">
            <text:p>", "name": "</text:p>
          </table:table-cell>
          <table:table-cell table:formula="of:=LEFT([.F50];LEN([.F50])-4)" office:value-type="string" office:string-value="line-vert-xtra-4x4-ordered" calcext:value-type="string">
            <text:p>line-vert-xtra-4x4-ordered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xtra-4x4-ordered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1];LEN([.F51])-4)" office:value-type="string" office:string-value="line-vert-xtra-6x6" calcext:value-type="string">
            <text:p>line-vert-xtra-6x6</text:p>
          </table:table-cell>
          <table:table-cell office:value-type="string" calcext:value-type="string">
            <text:p>", "name": "</text:p>
          </table:table-cell>
          <table:table-cell table:formula="of:=LEFT([.F51];LEN([.F51])-4)" office:value-type="string" office:string-value="line-vert-xtra-6x6" calcext:value-type="string">
            <text:p>line-vert-xtra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xtra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2];LEN([.F52])-4)" office:value-type="string" office:string-value="other-3x3-9lvls" calcext:value-type="string">
            <text:p>other-3x3-9lvls</text:p>
          </table:table-cell>
          <table:table-cell office:value-type="string" calcext:value-type="string">
            <text:p>", "name": "</text:p>
          </table:table-cell>
          <table:table-cell table:formula="of:=LEFT([.F52];LEN([.F52])-4)" office:value-type="string" office:string-value="other-3x3-9lvls" calcext:value-type="string">
            <text:p>other-3x3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other-3x3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3];LEN([.F53])-4)" office:value-type="string" office:string-value="other-5x5-5lvls" calcext:value-type="string">
            <text:p>other-5x5-5lvls</text:p>
          </table:table-cell>
          <table:table-cell office:value-type="string" calcext:value-type="string">
            <text:p>", "name": "</text:p>
          </table:table-cell>
          <table:table-cell table:formula="of:=LEFT([.F53];LEN([.F53])-4)" office:value-type="string" office:string-value="other-5x5-5lvls" calcext:value-type="string">
            <text:p>other-5x5-5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other-5x5-5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4];LEN([.F54])-4)" office:value-type="string" office:string-value="triangle-2x2" calcext:value-type="string">
            <text:p>triangle-2x2</text:p>
          </table:table-cell>
          <table:table-cell office:value-type="string" calcext:value-type="string">
            <text:p>", "name": "</text:p>
          </table:table-cell>
          <table:table-cell table:formula="of:=LEFT([.F54];LEN([.F54])-4)" office:value-type="string" office:string-value="triangle-2x2" calcext:value-type="string">
            <text:p>triangle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5];LEN([.F55])-4)" office:value-type="string" office:string-value="triangle-3x3" calcext:value-type="string">
            <text:p>triangle-3x3</text:p>
          </table:table-cell>
          <table:table-cell office:value-type="string" calcext:value-type="string">
            <text:p>", "name": "</text:p>
          </table:table-cell>
          <table:table-cell table:formula="of:=LEFT([.F55];LEN([.F55])-4)" office:value-type="string" office:string-value="triangle-3x3" calcext:value-type="string">
            <text:p>triangle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6];LEN([.F56])-4)" office:value-type="string" office:string-value="triangle-4x4" calcext:value-type="string">
            <text:p>triangle-4x4</text:p>
          </table:table-cell>
          <table:table-cell office:value-type="string" calcext:value-type="string">
            <text:p>", "name": "</text:p>
          </table:table-cell>
          <table:table-cell table:formula="of:=LEFT([.F56];LEN([.F56])-4)" office:value-type="string" office:string-value="triangle-4x4" calcext:value-type="string">
            <text:p>triangle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7];LEN([.F57])-4)" office:value-type="string" office:string-value="triangle-5x5" calcext:value-type="string">
            <text:p>triangle-5x5</text:p>
          </table:table-cell>
          <table:table-cell office:value-type="string" calcext:value-type="string">
            <text:p>", "name": "</text:p>
          </table:table-cell>
          <table:table-cell table:formula="of:=LEFT([.F57];LEN([.F57])-4)" office:value-type="string" office:string-value="triangle-5x5" calcext:value-type="string">
            <text:p>triangle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8];LEN([.F58])-4)" office:value-type="string" office:string-value="triangle-6x6" calcext:value-type="string">
            <text:p>triangle-6x6</text:p>
          </table:table-cell>
          <table:table-cell office:value-type="string" calcext:value-type="string">
            <text:p>", "name": "</text:p>
          </table:table-cell>
          <table:table-cell table:formula="of:=LEFT([.F58];LEN([.F58])-4)" office:value-type="string" office:string-value="triangle-6x6" calcext:value-type="string">
            <text:p>triangle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9];LEN([.F59])-4)" office:value-type="string" office:string-value="triangle-7x7" calcext:value-type="string">
            <text:p>triangle-7x7</text:p>
          </table:table-cell>
          <table:table-cell office:value-type="string" calcext:value-type="string">
            <text:p>", "name": "</text:p>
          </table:table-cell>
          <table:table-cell table:formula="of:=LEFT([.F59];LEN([.F59])-4)" office:value-type="string" office:string-value="triangle-7x7" calcext:value-type="string">
            <text:p>triangle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60];LEN([.F60])-4)" office:value-type="string" office:string-value="triangle-8x8" calcext:value-type="string">
            <text:p>triangle-8x8</text:p>
          </table:table-cell>
          <table:table-cell office:value-type="string" calcext:value-type="string">
            <text:p>", "name": "</text:p>
          </table:table-cell>
          <table:table-cell table:formula="of:=LEFT([.F60];LEN([.F60])-4)" office:value-type="string" office:string-value="triangle-8x8" calcext:value-type="string">
            <text:p>triangle-8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8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61];LEN([.F61])-4)" office:value-type="string" office:string-value="waves-4x16" calcext:value-type="string">
            <text:p>waves-4x16</text:p>
          </table:table-cell>
          <table:table-cell office:value-type="string" calcext:value-type="string">
            <text:p>", "name": "</text:p>
          </table:table-cell>
          <table:table-cell table:formula="of:=LEFT([.F61];LEN([.F61])-4)" office:value-type="string" office:string-value="waves-4x16" calcext:value-type="string">
            <text:p>waves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waves-4x16.bmp</text:p>
          </table:table-cell>
          <table:table-cell office:value-type="string" calcext:value-type="string">
            <text:p>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7:12:32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19T14:34:36.115000000</meta:creation-date>
    <dc:date>2022-01-22T17:49:53.624000000</dc:date>
    <meta:editing-duration>PT1H40M36S</meta:editing-duration>
    <meta:editing-cycles>9</meta:editing-cycles>
    <meta:generator>LibreOffice/7.1.8.1$Windows_X86_64 LibreOffice_project/e1f30c802c3269a1d052614453f260e49458c82c</meta:generator>
    <meta:document-statistic meta:table-count="1" meta:cell-count="423" meta:object-count="0"/>
  </office:meta>
</office:document-meta>
</file>